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17e" officeooo:paragraph-rsid="0004721b"/>
    </style:style>
    <style:style style:name="P2" style:family="paragraph" style:parent-style-name="Standard">
      <style:text-properties officeooo:rsid="0004721b" officeooo:paragraph-rsid="0004721b"/>
    </style:style>
    <style:style style:name="P3" style:family="paragraph" style:parent-style-name="Standard">
      <style:text-properties officeooo:rsid="000493c9" officeooo:paragraph-rsid="000493c9"/>
    </style:style>
    <style:style style:name="P4" style:family="paragraph" style:parent-style-name="Standard">
      <style:text-properties officeooo:paragraph-rsid="000493c9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04721b"/>
    </style:style>
    <style:style style:name="T2" style:family="text">
      <style:text-properties officeooo:rsid="000493c9"/>
    </style:style>
    <style:style style:name="T3" style:family="text">
      <style:text-properties fo:color="#7f0055" style:font-name="Monospace" fo:font-size="12pt" fo:font-weight="bold" style:font-size-asian="12pt" style:font-weight-asian="bold"/>
    </style:style>
    <style:style style:name="T4" style:family="text">
      <style:text-properties fo:color="#000000" style:font-name="Monospace" fo:font-size="12pt" style:font-size-asian="12pt"/>
    </style:style>
    <style:style style:name="T5" style:family="text">
      <style:text-properties fo:color="#000000" style:font-name="Monospace" fo:font-size="12pt" officeooo:rsid="0005949a" style:font-size-asian="12pt"/>
    </style:style>
    <style:style style:name="T6" style:family="text">
      <style:text-properties fo:color="#6a3e3e" style:font-name="Monospace" fo:font-size="12pt" style:font-size-asian="12pt"/>
    </style:style>
    <style:style style:name="T7" style:family="text">
      <style:text-properties fo:color="#0000c0" style:font-name="Monospace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<text:span text:style-name="T1">2</text:span> Aditya Mehta</text:p>
      <text:p text:style-name="P1"/>
      <text:p text:style-name="P2">1. <text:s/>The <text:span text:style-name="T2">implementation</text:span> <text:span text:style-name="T2">achieves O(1) time for removes because a single element o the array is accessed. Then the array is shrunk by one elmenent.</text:span></text:p>
      <text:p text:style-name="P2"><text:span text:style-name="T3">public</text:span><text:span text:style-name="T4"> </text:span><text:span text:style-name="T3">int</text:span><text:span text:style-name="T4"> intremove() {</text:span></text:p>
      <text:p text:style-name="P2"><text:span text:style-name="T4"><text:tab/><text:tab/></text:span><text:span text:style-name="T3">int</text:span><text:span text:style-name="T4"> </text:span><text:span text:style-name="T6">lastval</text:span><text:span text:style-name="T4"> = </text:span><text:span text:style-name="T7">arr</text:span><text:span text:style-name="T4">[</text:span><text:span text:style-name="T7">size</text:span><text:span text:style-name="T4">-1];</text:span></text:p>
      <text:p text:style-name="P2"/>
      <text:p text:style-name="P2"/>
      <text:p text:style-name="P3">The implementation achieves O(1) time for get value because it is an array, so the index immediately allows us to find the correct value via a pointer.</text:p>
      <text:p text:style-name="P4"><text:span text:style-name="T2"><text:line-break/></text:span><text:span text:style-name="T3">public</text:span><text:span text:style-name="T4"> </text:span><text:span text:style-name="T3">int</text:span><text:span text:style-name="T4"> getValue(</text:span><text:span text:style-name="T3">int</text:span><text:span text:style-name="T4"> </text:span><text:span text:style-name="T6">i</text:span><text:span text:style-name="T4">) {</text:span></text:p>
      <text:p text:style-name="P5"><text:span text:style-name="T4"><text:tab/><text:tab/></text:span><text:span text:style-name="T3">if</text:span><text:span text:style-name="T4"> (</text:span><text:span text:style-name="T6">i</text:span><text:span text:style-name="T4"> &gt; </text:span><text:span text:style-name="T7">size</text:span><text:span text:style-name="T4">) {</text:span></text:p>
      <text:p text:style-name="P5"><text:span text:style-name="T4"><text:tab/><text:tab/><text:tab/></text:span><text:span text:style-name="T3">return</text:span><text:span text:style-name="T4"> -1;</text:span></text:p>
      <text:p text:style-name="P5"><text:span text:style-name="T4"><text:tab/><text:tab/>}</text:span></text:p>
      <text:p text:style-name="P5"><text:span text:style-name="T4"><text:tab/><text:tab/></text:span><text:span text:style-name="T3">else</text:span><text:span text:style-name="T4"> {</text:span></text:p>
      <text:p text:style-name="P3"><text:span text:style-name="T4"><text:tab/><text:tab/><text:tab/></text:span><text:span text:style-name="T3">return</text:span><text:span text:style-name="T4"> </text:span><text:span text:style-name="T7">arr</text:span><text:span text:style-name="T4">[</text:span><text:span text:style-name="T6">i</text:span><text:span text:style-name="T4">]; </text:span></text:p>
      <text:p text:style-name="P3"><text:span text:style-name="T4"/></text:p>
      <text:p text:style-name="P3"><text:span text:style-name="T5">2. </text:span><text:span text:style-name="T4">The implementation achieves O(N) time for add because all the elements in front of the one being added must be moved up the queue.</text:span></text:p>
      <text:p text:style-name="P3"><text:span text:style-name="T4">So these are all copied, and the amount of copies is proportional to the number of elements. Finally the new element is added at the back of the queue.</text:span></text:p>
      <text:p text:style-name="P3"><text:span text:style-name="T4"/></text:p>
      <text:p text:style-name="P3"><text:span text:style-name="T4"><text:tab/><text:tab/></text:span><text:span text:style-name="T3">int</text:span><text:span text:style-name="T4"> </text:span><text:span text:style-name="T6">i</text:span><text:span text:style-name="T4">;</text:span></text:p>
      <text:p text:style-name="P5"><text:span text:style-name="T4"><text:tab/><text:tab/></text:span><text:span text:style-name="T3">for</text:span><text:span text:style-name="T4"> (</text:span><text:span text:style-name="T6">i</text:span><text:span text:style-name="T4"> = </text:span><text:span text:style-name="T7">size</text:span><text:span text:style-name="T4">; </text:span><text:span text:style-name="T6">i</text:span><text:span text:style-name="T4"> &gt; 0; </text:span><text:span text:style-name="T6">i</text:span><text:span text:style-name="T4">--)</text:span></text:p>
      <text:p text:style-name="P5"><text:span text:style-name="T4"><text:tab/><text:tab/><text:tab/></text:span><text:span text:style-name="T7">arr</text:span><text:span text:style-name="T4">[</text:span><text:span text:style-name="T6">i</text:span><text:span text:style-name="T4">+1] = </text:span><text:span text:style-name="T7">arr</text:span><text:span text:style-name="T4">[</text:span><text:span text:style-name="T6">i</text:span><text:span text:style-name="T4">];</text:span></text:p>
      <text:p text:style-name="P5"><text:span text:style-name="T4"><text:tab/><text:tab/></text:span><text:span text:style-name="T7">size</text:span><text:span text:style-name="T4">++;</text:span></text:p>
      <text:p text:style-name="P3"><text:span text:style-name="T4"><text:tab/><text:tab/></text:span><text:span text:style-name="T7">arr</text:span><text:span text:style-name="T4">[0] = </text:span><text:span text:style-name="T6">a</text:span><text:span text:style-name="T4">;</text:span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32:46.043406156</meta:creation-date>
    <dc:date>2018-11-02T18:28:05.534068452</dc:date>
    <meta:editing-duration>PT11M1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52" meta:character-count="820" meta:non-whitespace-character-count="659"/>
  </office:meta>
</office:document-meta>
</file>